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8cm"/>
    </style:style>
    <style:style style:name="co2" style:family="table-column">
      <style:table-column-properties fo:break-before="auto" style:column-width="1.042cm"/>
    </style:style>
    <style:style style:name="co3" style:family="table-column">
      <style:table-column-properties fo:break-before="auto" style:column-width="7.687cm"/>
    </style:style>
    <style:style style:name="co4" style:family="table-column">
      <style:table-column-properties fo:break-before="auto" style:column-width="5.826cm"/>
    </style:style>
    <style:style style:name="co5" style:family="table-column">
      <style:table-column-properties fo:break-before="auto" style:column-width="4.221cm"/>
    </style:style>
    <style:style style:name="co6" style:family="table-column">
      <style:table-column-properties fo:break-before="auto" style:column-width="5.001cm"/>
    </style:style>
    <style:style style:name="co7" style:family="table-column">
      <style:table-column-properties fo:break-before="auto" style:column-width="0.988cm"/>
    </style:style>
    <style:style style:name="co8" style:family="table-column">
      <style:table-column-properties fo:break-before="auto" style:column-width="1.342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642cm"/>
    </style:style>
    <style:style style:name="co11" style:family="table-column">
      <style:table-column-properties fo:break-before="auto" style:column-width="1.804cm"/>
    </style:style>
    <style:style style:name="co12" style:family="table-column">
      <style:table-column-properties fo:break-before="auto" style:column-width="5.073cm"/>
    </style:style>
    <style:style style:name="co13" style:family="table-column">
      <style:table-column-properties fo:break-before="auto" style:column-width="2.47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81d41a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Default">
      <style:table-cell-properties fo:background-color="#ffff00"/>
    </style:style>
    <style:style style:name="ce21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eminar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4" table:default-cell-style-name="Default"/>
        <table:table-column table:style-name="co8" table:default-cell-style-name="Default"/>
        <table:table-column table:style-name="co8" table:default-cell-style-name="ce12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cislo</text:p>
          </table:table-cell>
          <table:table-cell table:style-name="ce1" office:value-type="string" calcext:value-type="string">
            <text:p>kolize</text:p>
          </table:table-cell>
          <table:table-cell office:value-type="string" calcext:value-type="string">
            <text:p>nazev</text:p>
          </table:table-cell>
          <table:table-cell office:value-type="string" calcext:value-type="string">
            <text:p>ucitel</text:p>
          </table:table-cell>
          <table:table-cell office:value-type="string" calcext:value-type="string">
            <text:p>anotace</text:p>
          </table:table-cell>
          <table:table-cell office:value-type="string" calcext:value-type="string">
            <text:p>pro5</text:p>
          </table:table-cell>
          <table:table-cell office:value-type="string" calcext:value-type="string">
            <text:p>pro6</text:p>
          </table:table-cell>
          <table:table-cell office:value-type="string" calcext:value-type="string">
            <text:p>pro7</text:p>
          </table:table-cell>
          <table:table-cell office:value-type="string" calcext:value-type="string">
            <text:p>pro8</text:p>
          </table:table-cell>
          <table:table-cell office:value-type="string" calcext:value-type="string">
            <text:p>aktivni</text:p>
          </table:table-cell>
          <table:table-cell table:style-name="ce14" office:value-type="string" calcext:value-type="string">
            <text:p>hnizdo</text:p>
          </table:table-cell>
          <table:table-cell office:value-type="string" calcext:value-type="string">
            <text:p>uzavreny</text:p>
          </table:table-cell>
          <table:table-cell office:value-type="string" calcext:value-type="string">
            <text:p>kapacita</text:p>
          </table:table-cell>
          <table:table-cell office:value-type="string" calcext:value-type="string">
            <text:p>rozsirujici</text:p>
          </table:table-cell>
          <table:table-cell office:value-type="string" calcext:value-type="string">
            <text:p>pozn</text:p>
          </table:table-cell>
          <table:table-cell office:value-type="string" calcext:value-type="string">
            <text:p>bloky</text:p>
          </table:table-cell>
          <table:table-cell office:value-type="string" calcext:value-type="string">
            <text:p>finblok</text:p>
          </table:table-cell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J1</text:p>
          </table:table-cell>
          <table:table-cell table:style-name="ce10" office:value-type="string" calcext:value-type="string">
            <text:p>5,29,36,38,42,44,46,49,</text:p>
          </table:table-cell>
          <table:table-cell office:value-type="string" calcext:value-type="string">
            <text:p>Starší česká literatura ve filmu a literární toulky</text:p>
          </table:table-cell>
          <table:table-cell office:value-type="string" calcext:value-type="string">
            <text:p>J. Linka, příp. M. Roháčková (podle úvazku)</text:p>
          </table:table-cell>
          <table:table-cell office:value-type="string" calcext:value-type="string">
            <text:p>Pojďme se spolu toulat. Praha má tolik míst s literárními odkazy, některá z nich navštívíme a vstoupíme do světa jejich hrdinů (Vyšehrad, Malá Strana, Petřín, Bílkova vila, Nábřeží, Židovské město, ...).&lt;br&gt;Svět 19. století (nebo i starší) a první republiky poznáme také skrze filmová zpracování a jejich literární předlohy. Tato část práce v semináři je založena na srovnávání literárního a filmového díla. Tato díla se objeví ve školním seznamu literatury plánovaném k vaší maturitě.&lt;br&gt;Konkrétní program spolu sestavíme na prvním semináři.&lt;br&gt;Každý seminarista pro ostatní připraví jednu vycházku a zpracuje jedno literární dílo a poreferuje o něm, dále se účastní rozborů textů a diskusí nad díly ostatními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2,6,7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J2</text:p>
          </table:table-cell>
          <table:table-cell table:style-name="ce10" office:value-type="string" calcext:value-type="string">
            <text:p>7,8,31,32,33,37,38,43,44,46,50,52,53,58,</text:p>
          </table:table-cell>
          <table:table-cell office:value-type="string" calcext:value-type="string">
            <text:p>Česká a světová literatura ve filmu</text:p>
          </table:table-cell>
          <table:table-cell office:value-type="string" calcext:value-type="string">
            <text:p>M. Roháčková</text:p>
          </table:table-cell>
          <table:table-cell office:value-type="string" calcext:value-type="string">
            <text:p>Seminář je založen na srovnávání literárního a filmového díla, stěžejní část filmových zpracování pochází ze 60. let.&lt;br&gt;Částečná úprava seznamu děl podle přání zúčastněných probíhá na prvním semináři, zaměřili bychom se na literaturu vzniklou od 2. světové války, a to převážně českou. Také na filmová zpracování autorů z české nové vlny. Smyslem je pomoci hlouběji pochopit dílo v kontextu dobovém i uměleckém a dále práce s původním textem z literárního díla. Smyslem je také poznat širší spektrum literárních děl. Díla korespondují s nabídkou ve školním seznamu literatury k maturitě 2023/2024.&lt;br&gt;Každý seminarista pro ostatní zpracuje jedno literární dílo a poreferuje o něm, dále se účastní rozborů textů a diskusí nad díly ostatními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2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J1</text:p>
          </table:table-cell>
          <table:table-cell table:style-name="ce10"/>
          <table:table-cell office:value-type="string" calcext:value-type="string">
            <text:p>Taboos and Issues</text:p>
          </table:table-cell>
          <table:table-cell office:value-type="string" calcext:value-type="string">
            <text:p>bude upřesněno</text:p>
          </table:table-cell>
          <table:table-cell office:value-type="string" calcext:value-type="string">
            <text:p>Jste poněkud znuděni standardními konverzačními tématy z jazykových učebnic? Vyzkoušejte tedy seminář, kde bude řeč o tématech méně standardních či otřelých.&lt;br&gt;Očekává se zejména ochota mluvit, diskutovat - a odvaha mít názor/vyjádřit ho.&lt;br&gt;V semináři se bude mluvit, číst, trochu psát, možná i cvičit.&lt;br&gt;Seminář vychází z učebnice Taboos and Issues - viz název semináře - ale nemusíte si ji pořizovat. Pochopitelně můžete přijít i s tématem a materiálem vlastním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AJ3</text:p>
          </table:table-cell>
          <table:table-cell table:style-name="ce10" office:value-type="string" calcext:value-type="string">
            <text:p>1,6,7,8,29,32,36,37,38,42,44,46,49,58,60,</text:p>
          </table:table-cell>
          <table:table-cell office:value-type="string" calcext:value-type="string">
            <text:p>CAE PREP COURSE 1-a (příprava od začátku od B2)</text:p>
          </table:table-cell>
          <table:table-cell office:value-type="string" calcext:value-type="string">
            <text:p>J. Váňa </text:p>
          </table:table-cell>
          <table:table-cell office:value-type="string" calcext:value-type="string">
            <text:p>Seminář je primárně zacílen připravit své studenty na složení zkoušky Cambridge English: Advanced - a to jak po stránce obsahové, tak po stránce formální. V rámci kurzu studenti mají jedinečnou příležitost si zopakovat či doosvojit gramatické struktury úrovně C1, na této úrovni si rovněž rozšířit různé aspekty slovní zásoby (idiomy, frázová slovesa, kolokace atd.) a rozšířit si na tuto úroveň své Language Skills - listening, reading, speaking a zvláštní pozornost bude věnována writing skills. Hodiny budou rovněž průběžně doplňovány jednotlivými částmi tzv. mock-testů (testy nanečisto - důvodem je, že kurz je plánován jako dvouletý, ovšem aby i po prvním roce student věděl, jak úrovňově "na tom" je, zda je na zkoušku připraven již po prvním roce kurzu) a dle potřeb studentů dalšími materiály pro důkladnější procvičení témat, která v rámci kurzu vyplynou jako problematická. Kurz je rovněž velmi dobrou volbou jako opakování gramatiky a slovní zásoby na úrovni C1, tedy částečně přesahující úroveň školní maturity, anebo pro ty studenty, kteří prostě chtějí o něco více, než co poskytují učebnice v běžných hodinách. učebnice: Bell, Jan - Gower, Roger: Advanced Expert Coursebook, Pearson 2014-2017. (pro tento školní rok plánovaný rozsah Module 1-5, možná více) pozn. Nejste-li si jisti, zda je Vaše jazyková úroveň pro kurz vhodná, zastavte se u mě na konzultaci, či nejlépe se zeptejte Vašeho angličtinář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požadavky zatím nezná</text:p>
          </table:table-cell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AJ4</text:p>
          </table:table-cell>
          <table:table-cell table:style-name="ce10" office:value-type="string" calcext:value-type="string">
            <text:p>5,7,8,29,32,33,36,37,42,44,49,58,60,</text:p>
          </table:table-cell>
          <table:table-cell office:value-type="string" calcext:value-type="string">
            <text:p>CAE PREP COURSE 1-b (příprava od začátku od B2)</text:p>
          </table:table-cell>
          <table:table-cell office:value-type="string" calcext:value-type="string">
            <text:p>J. Váňa </text:p>
          </table:table-cell>
          <table:table-cell office:value-type="string" calcext:value-type="string">
            <text:p>Seminář je primárně zacílen připravit své studenty na složení zkoušky Cambridge English: Advanced - a to jak po stránce obsahové, tak po stránce formální. V rámci kurzu studenti mají jedinečnou příležitost si zopakovat či doosvojit gramatické struktury úrovně C1, na této úrovni si rovněž rozšířit různé aspekty slovní zásoby (idiomy, frázová slovesa, kolokace atd.) a rozšířit si na tuto úroveň své Language Skills - listening, reading, speaking a zvláštní pozornost bude věnována writing skills. Hodiny budou rovněž průběžně doplňovány jednotlivými částmi tzv. mock-testů (testy nanečisto - důvodem je, že kurz je plánován jako dvouletý, ovšem aby i po prvním roce student věděl, jak úrovňově "na tom" je, zda je na zkoušku připraven již po prvním roce kurzu) a dle potřeb studentů dalšími materiály pro důkladnější procvičení témat, která v rámci kurzu vyplynou jako problematická. Kurz je rovněž velmi dobrou volbou jako opakování gramatiky a slovní zásoby na úrovni C1, tedy částečně přesahující úroveň školní maturity, anebo pro ty studenty, kteří prostě chtějí o něco více, než co poskytují učebnice v běžných hodinách. učebnice: Bell, Jan - Gower, Roger: Advanced Expert Coursebook, Pearson 2014-2017. (pro tento školní rok plánovaný rozsah Module 1-5, možná více) pozn. Nejste-li si jisti, zda je Vaše jazyková úroveň pro kurz vhodná, zastavte se u mě na konzultaci, či nejlépe se zeptejte Vašeho angličtinář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požadavky zatím nezná</text:p>
          </table:table-cell>
          <table:table-cell table:style-name="ce5" office:value-type="string" calcext:value-type="string">
            <text:p>1,2,3,4,5,6,7</text:p>
          </table:table-cell>
          <table:table-cell table:style-name="ce19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AJ5</text:p>
          </table:table-cell>
          <table:table-cell table:style-name="ce10" office:value-type="string" calcext:value-type="string">
            <text:p>2,5,6,8,26,33,37,38,43,44,46,52,53,</text:p>
          </table:table-cell>
          <table:table-cell office:value-type="string" calcext:value-type="string">
            <text:p>CAE PREP COURCE 2-a (navazující, od úrovně C1-)</text:p>
          </table:table-cell>
          <table:table-cell office:value-type="string" calcext:value-type="string">
            <text:p>J. Váňa </text:p>
          </table:table-cell>
          <table:table-cell office:value-type="string" calcext:value-type="string">
            <text:p>V tomto případě se jedná o pokračování přípravného kurzu z minulého roku. Seminář je primárně zacílen rovněž připravit své studenty na složení zkoušky Cambridge English: Advanced - a to jak po stránce obsahové, tak po stránce formální. Kurz je primárně určen pro ty, kteří v minulé roce absolvovali CAE PREP COURSE 1, ovšem je taktéž vhodný i pro zájemce, kteří sice CAE PREP 1 neabsolvovali, ale jsou sami již na jazykové úrovni C1-. Zde bych doporučil se poradit buďto se mnou či se svým angličtinářem. &lt;br&gt;V rámci kurzu studenti mají jedinečnou příležitost si zopakovat či doosvojit gramatické struktury úrovně C1, na této úrovni si rovněž rozšířit různé aspekty slovní zásoby (idiomy, frázová slovesa, kolokace atd.) a rozšířit si na tuto úroveň své Language Skills - listening, reading, speaking a zvláštní pozornost bude věnována writing skills. Hodiny budou rovněž průběžně doplňovány jednotlivými částmi tzv. mock-testů (testy nanečisto - důvodem je, že kurz je plánován jako dvouletý, ovšem aby i po prvním roce student věděl, jak úrovňově "na tom" je, zda je na zkoušku připraven již po prvním roce kurzu) a dle potřeb studentů dalšími materiály pro důkladnější procvičení témat, která v rámci kurzu vyplynou jako problematická.&lt;br&gt;Kurz je rovněž velmi dobrou volbou jako opakování gramatiky a slovní zásoby na úrovni C1, tedy částečně přesahující úroveň školní maturity, anebo pro ty studenty, kteří prostě chtějí o něco více, než co poskytují učebnice v běžných hodinách. učebnice: Bell, Jan - Gower, Roger: Advanced Expert Coursebook, Pearson 2014-2017. (pro tento školní rok plánovaný rozsah Module 5-10)&lt;br&gt;Nejste-li si jisti, zda je Vaše jazyková úroveň pro kurz vhodná, zastavte se u mě na konzultaci, či nejlépe se zeptejte Vašeho angličtináře&lt;br&gt;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požadavky zatím nezná</text:p>
          </table:table-cell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AJ6</text:p>
          </table:table-cell>
          <table:table-cell table:style-name="ce10" office:value-type="string" calcext:value-type="string">
            <text:p>2,5,6,7,26,31,32,33,37,38,43,44,46,50,53,58,</text:p>
          </table:table-cell>
          <table:table-cell office:value-type="string" calcext:value-type="string">
            <text:p>CAE PREP COURCE 2-b (navazující, od úrovně C1-)</text:p>
          </table:table-cell>
          <table:table-cell office:value-type="string" calcext:value-type="string">
            <text:p>J. Váňa </text:p>
          </table:table-cell>
          <table:table-cell office:value-type="string" calcext:value-type="string">
            <text:p>V tomto případě se jedná o pokračování přípravného kurzu z minulého roku. Seminář je primárně zacílen rovněž připravit své studenty na složení zkoušky Cambridge English: Advanced - a to jak po stránce obsahové, tak po stránce formální. Kurz je primárně určen pro ty, kteří v minulé roce absolvovali CAE PREP COURSE 1, ovšem je taktéž vhodný i pro zájemce, kteří sice CAE PREP 1 neabsolvovali, ale jsou sami již na jazykové úrovni C1-. Zde bych doporučil se poradit buďto se mnou či se svým angličtinářem. &lt;br&gt;V rámci kurzu studenti mají jedinečnou příležitost si zopakovat či doosvojit gramatické struktury úrovně C1, na této úrovni si rovněž rozšířit různé aspekty slovní zásoby (idiomy, frázová slovesa, kolokace atd.) a rozšířit si na tuto úroveň své Language Skills - listening, reading, speaking a zvláštní pozornost bude věnována writing skills. Hodiny budou rovněž průběžně doplňovány jednotlivými částmi tzv. mock-testů (testy nanečisto - důvodem je, že kurz je plánován jako dvouletý, ovšem aby i po prvním roce student věděl, jak úrovňově "na tom" je, zda je na zkoušku připraven již po prvním roce kurzu) a dle potřeb studentů dalšími materiály pro důkladnější procvičení témat, která v rámci kurzu vyplynou jako problematická.&lt;br&gt;Kurz je rovněž velmi dobrou volbou jako opakování gramatiky a slovní zásoby na úrovni C1, tedy částečně přesahující úroveň školní maturity, anebo pro ty studenty, kteří prostě chtějí o něco více, než co poskytují učebnice v běžných hodinách. učebnice: Bell, Jan - Gower, Roger: Advanced Expert Coursebook, Pearson 2014-2017. (pro tento školní rok plánovaný rozsah Module 5-10)&lt;br&gt;Nejste-li si jisti, zda je Vaše jazyková úroveň pro kurz vhodná, zastavte se u mě na konzultaci, či nejlépe se zeptejte Vašeho angličtináře&lt;br&gt;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požadavky zatím nezná</text:p>
          </table:table-cell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NJ1</text:p>
          </table:table-cell>
          <table:table-cell table:style-name="ce10" office:value-type="float" office:value="38" calcext:value-type="float">
            <text:p>38</text:p>
          </table:table-cell>
          <table:table-cell office:value-type="string" calcext:value-type="string">
            <text:p>Gramatické a lexikální repetitorium - Nj</text:p>
          </table:table-cell>
          <table:table-cell office:value-type="string" calcext:value-type="string">
            <text:p>J. Ginzelová</text:p>
          </table:table-cell>
          <table:table-cell office:value-type="string" calcext:value-type="string">
            <text:p>„Ich will grammatisch möglichst korrektes Deutsch schreiben und sprechen!“&lt;br&gt;Pár let němčiny za námi, dalších několik před námi a hlavně letos v kvintě první "dé-es-déčko"... Slov i pravidel jste slyšeli už více než dost, ale nepozapomněli jste něco, umíte vše použít, je jasné, kdy a co kam patří? Na semináři vše zopakujeme, popř. doplníme a hlavně se budeme snažit pravidla aktivně používat v praxi „beim Sprechen, natürlich“:-).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LJ2</text:p>
          </table:table-cell>
          <table:table-cell table:style-name="ce10" office:value-type="string" calcext:value-type="string">
            <text:p>7,8,31,33,38,43,46,52,53,</text:p>
          </table:table-cell>
          <table:table-cell office:value-type="string" calcext:value-type="string">
            <text:p>Maturitní latinský seminář</text:p>
          </table:table-cell>
          <table:table-cell office:value-type="string" calcext:value-type="string">
            <text:p>P. Koronthály</text:p>
          </table:table-cell>
          <table:table-cell office:value-type="string" calcext:value-type="string">
            <text:p>Seminář je zaměřen na přípravu studentů k maturitě ve třech rovinách: práce s originálními latinskými texty, dokončení a systematizace latinské gramatiky, prohloubení znalostí latinské kultury a reálií. Zároveň budou zařazena i některá témata, která nebyla realizována v základním kurzu.&lt;br&gt;Seminář je primárně určen budoucím maturantům, ale je přístupný komukoliv, kdo má zájem o humanitní vzdělání a chtěl by ještě jeden rok prožít ve světě latiny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M1</text:p>
          </table:table-cell>
          <table:table-cell table:style-name="ce10" office:value-type="float" office:value="33" calcext:value-type="float">
            <text:p>33</text:p>
          </table:table-cell>
          <table:table-cell office:value-type="string" calcext:value-type="string">
            <text:p>Matematický seminář pro kvinty</text:p>
          </table:table-cell>
          <table:table-cell office:value-type="string" calcext:value-type="string">
            <text:p>P. Kryl</text:p>
          </table:table-cell>
          <table:table-cell office:value-type="string" calcext:value-type="string">
            <text:p>Seminář je vhodný především pro studenty, kteří se chtějí v budoucnu věnovat studiu matematiky, informatiky nebo i dalších technických oborů. Můžete se těšit na:&lt;br&gt;1. Pokročilá přímá a nepřímá úměra: o více jak dvou proměnných, linearita a nelinearita úměry, příklady z fyziky, objevování vzorců&lt;br&gt;2. Výroková logika a důkazy, které slouží jako nástroj pro výstavbu vysokoškolské matematiky (axiomů, definic, vět a jejich důkazů).&lt;br&gt;3. Množiny a zobrazení, u kterých si vysvětlíme rozdíly mezi spočetnými a nespočetnými množinami a tzv. mohutnost množiny.&lt;br&gt;4. Teorie čísel, kde se například seznámíme s binární nebo šestnáctkovou poziční soustavou.&lt;br&gt;5. Rovnice a jejich soustavy, které se naučíme řešit pomocí tzv. matic.&lt;br&gt;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M2</text:p>
          </table:table-cell>
          <table:table-cell table:style-name="ce10" office:value-type="float" office:value="31" calcext:value-type="float">
            <text:p>31</text:p>
          </table:table-cell>
          <table:table-cell office:value-type="string" calcext:value-type="string">
            <text:p>Matematický seminář pro sexty</text:p>
          </table:table-cell>
          <table:table-cell office:value-type="string" calcext:value-type="string">
            <text:p>Z. Vavřín</text:p>
          </table:table-cell>
          <table:table-cell office:value-type="string" calcext:value-type="string">
            <text:p>Absolvování tohoto semináře je mj. velmi vhodné pro studenty, kteří plánují profilovou maturitu z M a další studium na VŠ technických směrů. V semináři probereme tato témata: Algebraické struktury - grupa, okruh, obor integrity, těleso. Determinanty a jejich užití v soustavách lineárních rovnic i jejich geometrické aplikace. Komplexní čísla v algebraickém i goniometrickém tvaru. Úvod do diferenciálního počtu, limity posloupností a funkcí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3,4,5,6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29" calcext:value-type="float">
            <text:p>29</text:p>
          </table:table-cell>
          <table:table-cell office:value-type="string" calcext:value-type="string">
            <text:p>M3</text:p>
          </table:table-cell>
          <table:table-cell table:style-name="ce10" office:value-type="string" calcext:value-type="string">
            <text:p>1,5,6,33,38,42,44,49,60,</text:p>
          </table:table-cell>
          <table:table-cell office:value-type="string" calcext:value-type="string">
            <text:p>Matematický seminář pro septimy</text:p>
          </table:table-cell>
          <table:table-cell office:value-type="string" calcext:value-type="string">
            <text:p>L. Bernard</text:p>
          </table:table-cell>
          <table:table-cell office:value-type="string" calcext:value-type="string">
            <text:p>Pojďte poznat matematiku jako nástroj ke zkoumání světa kolem nás. Těžištěm předmětu bude studium diferenciálního a integrálního počtu funkce jedné reálné proměnné. Jedná se o pojmy derivace, průběh funkce, užití derivace v geometrii a především ve fyzice. Dále neurčitý a určitý integrál, geometrický smysl, geometrické úlohy. Fyzikální smysl integrálu, aplikace. Nastíníme rozšíření pojmu derivace a integrálu i na funkce více proměnných. Seznámíme se s jednoduchými diferenciálními rovnicemi a jejich užitím. V poslední části semináře podnikneme výlet do diskrétní matematiky a teorie grafů. Seminář může posloužit jako velmi dobrá příprava pro vysoké školy technického směru. Látka nemá přímou návaznost na učivo sextánského semináře a je proto přístupná i těm, kteří dosud matematický seminář nenavštěvovali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M5</text:p>
          </table:table-cell>
          <table:table-cell table:style-name="ce10" office:value-type="string" calcext:value-type="string">
            <text:p>2,8,26,28,32,33,37,43,44,46,50,52,</text:p>
          </table:table-cell>
          <table:table-cell office:value-type="string" calcext:value-type="string">
            <text:p>Matematický seminář k profilové maturitě</text:p>
          </table:table-cell>
          <table:table-cell office:value-type="string" calcext:value-type="string">
            <text:p>Z. Vavřín</text:p>
          </table:table-cell>
          <table:table-cell office:value-type="string" calcext:value-type="string">
            <text:p>Smyslem semináře je mírně rozšířit a zdokonalit znalosti matematiky zejména pro studenty, kteří plánují studium technických směrů či dokonce Matfyz... Seznam témat je volen s ohledem na požadavky profilové maturity z matematiky. Absolvování semináře (a ideálně i příprava k profilové maturitě z M) by měly napomoci studentům ke zvládnutí náporu matematiky na těchto VŠ.&lt;br&gt;Témata: výroky, množiny, dělitelnost, čísla, výrazy, rovnice a nerovnice, soustavy rovnic a nerovnic, funkce, kombinatorika, pravděpodobnost, planimetrie, trigonometrie, stereometrie, vektory, analytická geometrie, komplexní čísla, posloupnosti a řady, limita a spojitost, derivace funkce, neurčitý a určitý integrál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3,4,5,6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DG</text:p>
          </table:table-cell>
          <table:table-cell table:style-name="ce10" office:value-type="string" calcext:value-type="string">
            <text:p>2,5,6,8,31,33,37,42,43,46,58,60,</text:p>
          </table:table-cell>
          <table:table-cell office:value-type="string" calcext:value-type="string">
            <text:p>Deskriptivní geometrie I+II</text:p>
          </table:table-cell>
          <table:table-cell office:value-type="string" calcext:value-type="string">
            <text:p>K. Steinerová</text:p>
          </table:table-cell>
          <table:table-cell office:value-type="string" calcext:value-type="string">
            <text:p>Seminář je jedno- či dvouletý. Je vhodný pro studenty, kteří uvažují o studiu na fakultách technického směru (fakulta architektury, stavební, strojní) a uměleckých s výtvarným zaměřením. Dále je vhodný pro všechny, kdo chtějí rozvíjet svou prostorovou představivost.&lt;br&gt;V prvním roce se seznámíme se dvěma metodami zobrazování prostorových útvarů (kótované a Mongeovo promítání). Dále se budeme zabývat řezy těles. V druhém roce nás čekají oblá tělesa, jejich řezy a průniky. Seznámíme se s dalšími metodami promítání (pravoúhlá axonometrie a kosoúhlé promítání).&lt;br&gt;Z důvodu absence tohoto předmětu na většině středních škol je právě neznalost základů deskriptivní geometrie jedním z hlavních problémů při studiu v prvním ročníku na technických vysokých školách. Deskriptivní geometrie se objevuje i při přijímacích zkouškách na některé z výše uvedených škol. Protože se např. na architekturu konají přijímací zkoušky už v lednu, je vhodné začít seminář navštěvovat již v septimě. &lt;br&gt;Při výuce je kladen důraz na samostatnou práci pod vedením učitele. Snahou je co nejvíce modelovat zadané situace a zobrazit je pak na papíru - tedy aktivně vymýšlet, nikoliv pasivně přebírat ukázané postupy.&lt;br&gt;Součástí hodnocení je kromě pravidelných testů i jeden rys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1,2,3,4,5,6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IT1</text:p>
          </table:table-cell>
          <table:table-cell table:style-name="ce10" office:value-type="string" calcext:value-type="string">
            <text:p>2,6,7,8,26,27,29,31,32,37,42,43,46,49,50,58,</text:p>
          </table:table-cell>
          <table:table-cell office:value-type="string" calcext:value-type="string">
            <text:p>Seminář nejen z programování</text:p>
          </table:table-cell>
          <table:table-cell office:value-type="string" calcext:value-type="string">
            <text:p>P. Kryl</text:p>
          </table:table-cell>
          <table:table-cell office:value-type="string" calcext:value-type="string">
            <text:p>Seminář je určen pro studenty se zájmem o programování a počítače obecně. V první části se ponoříme do Linuxové příkazové řádky. Dále si povíme něco o základech a aktuálních trendech v hardwaru. Velká část bude věnována kapitole Python na serveru. Povíme si o RESTu a GraphQL. A hlavně si probereme konkrétní doporučení jak psát váš kód, aby byl krásný. Zkusíme si asynchronní programování. A až tuto část dokončíme budeme se bavit o tom, jak se dnes aplikace reálně nasazují a udržují firmy - ano bude to o Dockeru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</text:p>
          </table:table-cell>
          <table:table-cell table:style-name="ce19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5" calcext:value-type="float">
            <text:p>35</text:p>
          </table:table-cell>
          <table:table-cell office:value-type="string" calcext:value-type="string">
            <text:p>D1</text:p>
          </table:table-cell>
          <table:table-cell table:style-name="ce10" office:value-type="float" office:value="36" calcext:value-type="float">
            <text:p>36</text:p>
          </table:table-cell>
          <table:table-cell office:value-type="string" calcext:value-type="string">
            <text:p>1000 ČI 1500 LET STŘEDOVĚKU? (seminář středověku)</text:p>
          </table:table-cell>
          <table:table-cell office:value-type="string" calcext:value-type="string">
            <text:p>O. Faktor</text:p>
          </table:table-cell>
          <table:table-cell office:value-type="string" calcext:value-type="string">
            <text:p>Seminář je určen nejen fanouškům starších dějin, nýbrž všem dalším, kteří se chtějí přesvědčit, že středověk nebyl „temný“, ale naopak velmi barevný, působivý na všechny smysly a hlavně dobrodružný. &lt;br&gt;Chceme-li se o něm něco, ujasněme si, o jaké období se vlastně jedná: závěr antiky a počátek středověku je obecně datován tzv. „pádem Západořímské říše“ (476 n. l.). A konec středověku a nástup novověku je pak v euroamerickém světě obvykle kladen o 1000 let později ve vztahu k několika mezním událostem v 15. století. Takové vymezení odpovídá staršímu pojetí sledu epoch po časové ose, jakož i „škatulkování“ např. na chronologicky či prostorově řazené umělecké slohy. &lt;br&gt;Avšak z pohledu společenských změn a třeba též dějin vizuálního umění se středověk zrodil již s úsvitem křesťanského umění ve 2. století n. l. A zároveň jeho konec můžeme na některých místech sledovat přinejmenším do poloviny 16. století. V tom případě by středověk zaujímal bezmála půldruhého tisíciletí. Pojďme toto dlouhé období prozkoumat všemi smysly a různými pohledy, ať už formou prezentací, exkurzí, diskuzí a aktivním zapojením studentů (seminární práce, práce s prameny atd.). 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6" calcext:value-type="float">
            <text:p>36</text:p>
          </table:table-cell>
          <table:table-cell office:value-type="string" calcext:value-type="string">
            <text:p>D2</text:p>
          </table:table-cell>
          <table:table-cell table:style-name="ce10" office:value-type="string" calcext:value-type="string">
            <text:p>1,5,6,35,42,44,46,49,60,</text:p>
          </table:table-cell>
          <table:table-cell office:value-type="string" calcext:value-type="string">
            <text:p>Seminář moderních dějin</text:p>
          </table:table-cell>
          <table:table-cell office:value-type="string" calcext:value-type="string">
            <text:p>O. Faktor</text:p>
          </table:table-cell>
          <table:table-cell office:value-type="string" calcext:value-type="string">
            <text:p>Pod pojmem moderní dějiny se obvykle míní doba od velké francouzské revoluce po bezprostředně nedávnou minulost. V semináři se zaměříme na historické mezníky i polozapomenuté události a osobnosti, jakož i módu, militaria, výtvarné umění apod. především pak v časovém úseku zhruba od roku 1850 po počátek 21. století. Samozřejmě prozkoumáme 2. polovinu 20. století v západním i východním bloku - nejen z politicko-historického, ale též každodenního aspektu: pohledem běžných lidí i význačných osobností, mládeže, hnutí, událostí a změn v oblasti kultury (hudba, pop-kultura, beatnici, francouzská a československá filmová nová vlna; sexuální svoboda, hippies atd.). &lt;br&gt;V rámci semináře proběhnou exkurze a diskuze s pamětníky či odborníky. Studenti využijí možnost aktivního zapojení se formou analýzy či reflexe (dobového textu, fotografie, uměleckého díla, filmu apod.) či projektu a referátu (prezentace), zejména pak ve vztahu k vybraným tématům seminárních prací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3,4,5,6,7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7" calcext:value-type="float">
            <text:p>37</text:p>
          </table:table-cell>
          <table:table-cell office:value-type="string" calcext:value-type="string">
            <text:p>D3</text:p>
          </table:table-cell>
          <table:table-cell table:style-name="ce10" office:value-type="string" calcext:value-type="string">
            <text:p>2,5,6,7,8,31,32,33,38,43,44,46,52,53,58,</text:p>
          </table:table-cell>
          <table:table-cell office:value-type="string" calcext:value-type="string">
            <text:p>Maturitní seminář z dějepisu</text:p>
          </table:table-cell>
          <table:table-cell office:value-type="string" calcext:value-type="string">
            <text:p>J. Váňa </text:p>
          </table:table-cell>
          <table:table-cell office:value-type="string" calcext:value-type="string">
            <text:p>Maturitní seminář je určen pro všechny studenty oktáv, kteří se rozhodli maturovat z dějepisu, popřípadě i pro ty, kteří sice maturovat nechtějí, ale potřebují si učivo základních kurzů dějin systematizovat a utřídit. &lt;br&gt;Maturitní seminář si primárně klade dva cíle:&lt;br&gt;1) příprava a zpracování maturitní práce z dějepisu, kdy studenti jsou postupně a systematicky vedeni k osvojení formy a zpracování obsahu maturitní práce - studenti se naučí vybrat a zpracovat literaturu, správně citovat a též zkomponovat odborný text historického zaměření, příprava a zpracování práce jsou rozděleny do několika na sebe navazujících postupných kroků, součástí seminářů je též simulace obhajoby maturitní práce&lt;br&gt;2) zopakování a systematizace učiva základních kurzů českých a světových dějin, studenti formou presentací opakují jednotlivá téma a postupně si tak zpracovávají maturitní témata k samotné maturitě, formou pracovních listů k jednotlivým tématům si studenti upevňují kompetence nutné k úspěšnému zvládnutí zkoušky (analýza, syntéza a interpretace historického materiálů, např. obrázky, texty, pojmy atd.), součástí jednotlivých seminářů je též simulace maturitní zkoušk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požadavky zatím nezná</text:p>
          </table:table-cell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38" calcext:value-type="float">
            <text:p>38</text:p>
          </table:table-cell>
          <table:table-cell office:value-type="string" calcext:value-type="string">
            <text:p>D4</text:p>
          </table:table-cell>
          <table:table-cell table:style-name="ce10" office:value-type="string" calcext:value-type="string">
            <text:p>1,2,5,7,8,12,26,29,37,42,43,46,49,53,58,</text:p>
          </table:table-cell>
          <table:table-cell office:value-type="string" calcext:value-type="string">
            <text:p>Dějiny (ve) filmu</text:p>
          </table:table-cell>
          <table:table-cell office:value-type="string" calcext:value-type="string">
            <text:p>J. Ginzelová</text:p>
          </table:table-cell>
          <table:table-cell office:value-type="string" calcext:value-type="string">
            <text:p>Fenomén "pohyblivých obrázků" neodmyslitelně patří k moderní i postmoderní rozuměj dnešní době. Filmové plátno již nebo teprve - rozhodněte sami - přes 100 let zachycuje nejen romance, román(k)y, rodinné ságy... radostné, komické, vysněné jako i tragické obrazy (ze) života..., zároveň však také dokumentuje dějiny jak autenticky jakožto primární historický pramen, tak umělecky prostřednictvím hraných filmů, ovšem i tehdy s notnou či alespoň nějakou dávkou historické informace. Kritici a milovníci přesné a detailní faktografie řeknou: film jako nástroj historického poznání? Nepřichází v úvahu! Jejich oponenti však namítnou: Nezanechává už jen doba vzniku svou historickou stopu a informaci v rukopisu filmového snímku — co se smělo, chtělo, umělo, existovalo... v dané době? Pojďme se společně něco dozvědět o filmu jako takovém a pak se (na)učit vidět a (do)hled(áv)at historii ve filmech aneb jak příjemné spojit s užitečným, v našem případě s poznáváním dějin.&lt;br&gt;&lt;i&gt;„Před mnoha lety se říkalo „to je jako ve filmu“ (jako že je to neuvěřitelné), pak přišlo „ten to ale nafilmoval“ (jako že někdo někoho oblafnul) a teď přichází třetí fáze, kdy se chce, aby divák věřil tomu, co se z plátna říká.“ — Miloš Forman český herec, režisér a scenárista&lt;/i&gt;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1,2,3,4,5,6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string" calcext:value-type="string">
            <text:p>ZS1</text:p>
          </table:table-cell>
          <table:table-cell table:style-name="ce10" office:value-type="string" calcext:value-type="string">
            <text:p>41,42,43,</text:p>
          </table:table-cell>
          <table:table-cell office:value-type="string" calcext:value-type="string">
            <text:p>Kvintesence práva</text:p>
          </table:table-cell>
          <table:table-cell office:value-type="string" calcext:value-type="string">
            <text:p>T. Pešek</text:p>
          </table:table-cell>
          <table:table-cell office:value-type="string" calcext:value-type="string">
            <text:p>Přijde vám právo složité a chete do tohoto záhadného, ale praktického světa proniknout? Pak jste na správné adrese! Společně projdeme trestní, občanské a ústavní právo. Vysvětlíme si, jaké existují právní profese, že právo nejsou jen paragrafy, že právníci a právničky se neučí zákony nazpaměť (většinou) a že jsou dost podobní rytířům Jedi. Vyzkoušíme si několik simulovaných soudních jendnání a na vlastní kůži poznáte, jaké to je, být na místě soudce/soudkyně, obhajoby či obžaloby. Ne všechno ale bude jen hra - k odpovědnému právnímu myšlení se budeme muset společně probojovat. Uvítám tedy všechny ty, kteří mají o právo skutečný zájem. 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1" calcext:value-type="float">
            <text:p>41</text:p>
          </table:table-cell>
          <table:table-cell office:value-type="string" calcext:value-type="string">
            <text:p>ZS2</text:p>
          </table:table-cell>
          <table:table-cell table:style-name="ce10" office:value-type="string" calcext:value-type="string">
            <text:p>40,42,43,</text:p>
          </table:table-cell>
          <table:table-cell office:value-type="string" calcext:value-type="string">
            <text:p>Svět v pohybu</text:p>
          </table:table-cell>
          <table:table-cell office:value-type="string" calcext:value-type="string">
            <text:p>T. Pešek</text:p>
          </table:table-cell>
          <table:table-cell office:value-type="string" calcext:value-type="string">
            <text:p>Budeme diskutovat nad aktuálními společenskými problémy a konflikty u nás a ve světě (války, extremismus, korupce, chudoba, porušování lidských práv, migrace, sociální nerovnost aj.) Pokusíme se rozkrýt důvody a důsledky těchto problémů a společně skrze dialog, hru či filmové dokumenty nacházet jejich potenciální řešení. A mnoho dalšího...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4" office:value-type="float" office:value="4" calcext:value-type="float">
            <text:p>4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2" calcext:value-type="float">
            <text:p>42</text:p>
          </table:table-cell>
          <table:table-cell office:value-type="string" calcext:value-type="string">
            <text:p>ZS3</text:p>
          </table:table-cell>
          <table:table-cell table:style-name="ce10" office:value-type="string" calcext:value-type="string">
            <text:p>1,5,6,29,32,33,36,38,40,41,43,44,46,58,60,</text:p>
          </table:table-cell>
          <table:table-cell office:value-type="string" calcext:value-type="string">
            <text:p>Cesta do hlubin študákovy duše</text:p>
          </table:table-cell>
          <table:table-cell office:value-type="string" calcext:value-type="string">
            <text:p>T. Pešek</text:p>
          </table:table-cell>
          <table:table-cell office:value-type="string" calcext:value-type="string">
            <text:p>Rádi byste se dozvěděli více o psychických onemocněních? Podrobně se na to společně podíváme! Obrací se na vás kamarádi a kamarádky s nejrůznějšími potížemi a vy nevíte, co říct? Naučíme se principy pomáhajícího rozhovoru! Jak poznat manipulaci a jak na ní reagovat? Vyzkoušíme si to! Chcete nakouknout pod pokličku psychologických testů? Nakoukneme! Chcete při vyučování relaxovat? Tak budeme! Chcete si zlepšit komunikační a prezentační dovednosti? Zapracujeme na tom! Prokrastinujete? Zkusme najít způsoby, jak to nedělat! A co pocvičit umění učit se? A to není zdaleka vše! &lt;br&gt;Seminář bude místy dost interaktivní, takže uvítám ty z vás, kteří se nebojí mluvit, nestydí se před ostatními a mají otevřenou mysl! 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20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3" calcext:value-type="float">
            <text:p>43</text:p>
          </table:table-cell>
          <table:table-cell office:value-type="string" calcext:value-type="string">
            <text:p>ZS4</text:p>
          </table:table-cell>
          <table:table-cell table:style-name="ce10" office:value-type="string" calcext:value-type="string">
            <text:p>2,7,8,26,31,32,33,37,38,40,41,42,44,46,58,</text:p>
          </table:table-cell>
          <table:table-cell office:value-type="string" calcext:value-type="string">
            <text:p>Seminář ZSV pro oktávy k profilové maturitní zkoušce</text:p>
          </table:table-cell>
          <table:table-cell office:value-type="string" calcext:value-type="string">
            <text:p>T. Pešek</text:p>
          </table:table-cell>
          <table:table-cell office:value-type="string" calcext:value-type="string">
            <text:p>Máte v úmyslu studovat práva, sociologii, ekonomii, politologii, mezinárodní vztahy či psychologii? Pomohla by vám u přijímacích zkoušek dobrá známka z maturitní zkoušky ze ZSV? Chcete se na složení maturitní zkoušky důkladně připravit? Pak je to seminář pro vás! Projdeme společně všechny společenskovědní discplíny podle maturitních otázek a některé vědomosti z hodin ZSV si rozšíříme. Budeme číst a analyzovat texty, debatovat, vysvětlíme si, jak se co nejlépe připravit na maturitní zkoušku, vyzkoušíme si jí několikrát na nečisto a budeme se také radit, jak napsat maturitní práci ze ZSV. 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4" calcext:value-type="float">
            <text:p>44</text:p>
          </table:table-cell>
          <table:table-cell office:value-type="string" calcext:value-type="string">
            <text:p>ZS5</text:p>
          </table:table-cell>
          <table:table-cell table:style-name="ce10" office:value-type="string" calcext:value-type="string">
            <text:p>1,2,5,6,7,8,29,31,36,37,42,43,46,49,58,60,</text:p>
          </table:table-cell>
          <table:table-cell office:value-type="string" calcext:value-type="string">
            <text:p>Ekonomie a finanční gramotnost (EFG)</text:p>
          </table:table-cell>
          <table:table-cell office:value-type="string" calcext:value-type="string">
            <text:p>J. Hajíček</text:p>
          </table:table-cell>
          <table:table-cell office:value-type="string" calcext:value-type="string">
            <text:p>Pojďme spolu nahlédnout do fascinujícího světa peněz, podnikání a hospodářství. Budeme se učit vypočítat daně, vyplnit daňové přiznání, zkoumat souvislosti ekonomiky a politiky a mnoho dalšího. Ekonomie je na gymnáziích tradičně velmi opomíjenou disciplínou, proto tento seminář bude usilovat o změnu tohoto stavu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6" calcext:value-type="float">
            <text:p>46</text:p>
          </table:table-cell>
          <table:table-cell office:value-type="string" calcext:value-type="string">
            <text:p>ZF</text:p>
          </table:table-cell>
          <table:table-cell table:style-name="ce10" office:value-type="string" calcext:value-type="string">
            <text:p>1,2,5,7,8,26,31,32,33,36,37,38,42,43,44,58,60,</text:p>
          </table:table-cell>
          <table:table-cell office:value-type="string" calcext:value-type="string">
            <text:p>Moderní filosofie</text:p>
          </table:table-cell>
          <table:table-cell office:value-type="string" calcext:value-type="string">
            <text:p>D. Vejvodová, V. Hrouda</text:p>
          </table:table-cell>
          <table:table-cell office:value-type="string" calcext:value-type="string">
            <text:p>Ve filosofickém semináři se zaměříme na témata především moderní filosofie. Bude založen na domácí četbě filosofických textů. Výuka je vedena formou krátkých výkladů a následné společné diskuse nad texty. Časté jsou také návštěvy externích přednášejících.&lt;br&gt;Účast maturantů ze Základů filosofie se předpokládá. &lt;br&gt;Příklady možných témat (osnova vzniká na prvních dvou hodinách dohodou):&lt;br&gt;• Děje se nám v životě právě to, co si zasluhujeme? &lt;br&gt;• Obstojí náboženství v moderním světě? Jaká má být role křesťanství? &lt;br&gt;• Mohu manipulovat druhé, když vím lépe než oni, co je pro ně dobré? &lt;br&gt;• Jsou muži a ženy ve filmu zobrazováni férově? &lt;br&gt;• Co je to pravda a žijeme v době, v níž již není podstatná? &lt;br&gt;• Je člověk tělem nebo má tělo? A co duše v době skenování mozku? &lt;br&gt;• Jakým způsobem se můžeme inspirovat antickými filosofy při našem úsilí o štěstí?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19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7" calcext:value-type="float">
            <text:p>47</text:p>
          </table:table-cell>
          <table:table-cell office:value-type="string" calcext:value-type="string">
            <text:p>PR1</text:p>
          </table:table-cell>
          <table:table-cell table:style-name="ce10"/>
          <table:table-cell office:value-type="string" calcext:value-type="string">
            <text:p>Přírodovědný seminář pro kvinty a sexty</text:p>
          </table:table-cell>
          <table:table-cell office:value-type="string" calcext:value-type="string">
            <text:p>I. Chlebounová, J. Cvachová</text:p>
          </table:table-cell>
          <table:table-cell office:value-type="string" calcext:value-type="string">
            <text:p>Proč se kulička skutálí z kopce rychleji než váleček? Jakou rychlostí létají broky ze vzduchovky? Proleze vejce hrdlem láhve? Kde se dá ulovit živý nezmar? Baví vás chemie, biologie, fyzika? Chcete experimentovat, chodit do terénu a přicházet věcem na kloub? Zkusíte navrhnout svůj vlastní přírodovědný projekt? V semináři si užijete pokusy a prohloubíme také látku z běžných hodin. Bude to stát za to.&lt;br&gt;Cílem předmětu je rozšířit vědomosti žáků o synteticko-analytický přístup a využívat osvojené pojmy z jednotlivých přírodovědných předmětů v praktických úkolech, které jsou zaměřeny na pozorování jevů v terénu, práci s měřicími systémy Vernier a měřicími pomůckami programu Globe. Předmět výrazně rozvíjí schopnost pozorování, kreativity, kritického myšlení, logického uvažování a ukazuje principy, o které se opírá vědecké myšlení a tvorba výzkumného projektu. Nabízí environmentálně laděný pohled na okolí školy v kontextu s dalšími porovnávanými lokalitami. Organizačně se opírá o skupinovou práci a její specifika (rozdělení rolí, spolupráce, prezentace výsledků před ostatními, argumentace vlastního názoru, diskuze nad komplexními environmentálními problémy, vyslechnutí názoru ostatních).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float" office:value="1.2" calcext:value-type="float">
            <text:p>1,2</text:p>
          </table:table-cell>
          <table:table-cell table:style-name="ce4" office:value-type="float" office:value="2" calcext:value-type="float">
            <text:p>2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string" calcext:value-type="string">
            <text:p>FY1</text:p>
          </table:table-cell>
          <table:table-cell table:style-name="ce10" office:value-type="string" calcext:value-type="string">
            <text:p>1,5,6,29,33,36,38,44,50,60,</text:p>
          </table:table-cell>
          <table:table-cell office:value-type="string" calcext:value-type="string">
            <text:p>Seminář z fyziky - septima</text:p>
          </table:table-cell>
          <table:table-cell office:value-type="string" calcext:value-type="string">
            <text:p>Jiří Rezek</text:p>
          </table:table-cell>
          <table:table-cell office:value-type="string" calcext:value-type="string">
            <text:p>Architektura světa je geniální a my to pochopíme!&lt;br&gt;Zákony a vzorce se neučím nazpaměť, ale chápu logiku, vztahy, souvislosti.&lt;br&gt; Cílem semináře je doplnění učiva z poznatků astrofyziky (vznik vesmíru, temná hmota, antihmota, …), fyzika mikrosvěta (kvantovou, atomovou, jadernou, f.mikročástic) a o speciální teorii relativity.&lt;br&gt;Poznatky získané v semináři jsou nezbytné pro další studium oborů (přírodovědných, technických medicinských, ...), jejichž součástí je i fyzika. Dále je zaměřen na rozvoj znalostí pro přijímací zkoušky na matfyz, technické a medicínské obory VŠ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19" office:value-type="float" office:value="1" calcext:value-type="float">
            <text:p>1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string" calcext:value-type="string">
            <text:p>FY2</text:p>
          </table:table-cell>
          <table:table-cell table:style-name="ce10" office:value-type="string" calcext:value-type="string">
            <text:p>2,8,31,33,49,52,53,</text:p>
          </table:table-cell>
          <table:table-cell office:value-type="string" calcext:value-type="string">
            <text:p>Seminář z fyziky - oktáva</text:p>
          </table:table-cell>
          <table:table-cell office:value-type="string" calcext:value-type="string">
            <text:p>Jiří Rezek</text:p>
          </table:table-cell>
          <table:table-cell office:value-type="string" calcext:value-type="string">
            <text:p>Seminář je zaměřený na propojování a prohloubení fyzikálních a matematických poznatků a schopnost jejich aplikace v neobvyklých úlohách. Náplní jsou všechny disciplíny fyziky gymnaziálního učiva. Je určený žákům, kteří si zvolili maturitu z fyziky nebo chtějí svoje poznatky z fyziky rozšířit a shrnout pro následné vysokoškolské studium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3,4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string" calcext:value-type="string">
            <text:p>CH2</text:p>
          </table:table-cell>
          <table:table-cell table:style-name="ce10" office:value-type="string" calcext:value-type="string">
            <text:p>2,7,26,31,37,50,53,</text:p>
          </table:table-cell>
          <table:table-cell office:value-type="string" calcext:value-type="string">
            <text:p>Maturitní seminář z chemie</text:p>
          </table:table-cell>
          <table:table-cell office:value-type="string" calcext:value-type="string">
            <text:p>I. Chlebounová</text:p>
          </table:table-cell>
          <table:table-cell office:value-type="string" calcext:value-type="string">
            <text:p>Cílem semináře je utřídění chemických informací z různých ročníků, systematická příprava na maturitní zkoušku z chemie, rozšíření základního učiva o zajímavosti a novinky z oboru a opakování klíčových pojmů z jednotlivých témat, také propočítání příkladů a procvičení chemického názvosloví. Projdeme absolvované laboratorní práce, zaměříme se na významné chemické reakce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1,2,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string" calcext:value-type="string">
            <text:p>BI1b</text:p>
          </table:table-cell>
          <table:table-cell table:style-name="ce10" office:value-type="string" calcext:value-type="string">
            <text:p>2,7,8,26,37,38,50,52,58,</text:p>
          </table:table-cell>
          <table:table-cell office:value-type="string" calcext:value-type="string">
            <text:p>Biologický seminář pro oktávy</text:p>
          </table:table-cell>
          <table:table-cell office:value-type="string" calcext:value-type="string">
            <text:p>R. M. Dvořáková</text:p>
          </table:table-cell>
          <table:table-cell office:value-type="string" calcext:value-type="string">
            <text:p>Seminář je určen pro zájemce o studium přírodovědných oborů a budoucím maturantům z biologie. Bude se věnovat rozšiřování a upevňování biologických znalostí a dovedností především z botaniky a zoologie, přičemž hlavní důraz bude kladen na syntézu těchto oborů optikou ekologie, evoluční biologie a dějin přírodních věd. Seminář je určen pro oktavány.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5,6,7</text:p>
          </table:table-cell>
          <table:table-cell table:style-name="ce4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string" calcext:value-type="string">
            <text:p>VV</text:p>
          </table:table-cell>
          <table:table-cell table:style-name="ce10" office:value-type="string" calcext:value-type="string">
            <text:p>2,5,6,8,32,33,37,38,42,43,44,46,53,</text:p>
          </table:table-cell>
          <table:table-cell office:value-type="string" calcext:value-type="string">
            <text:p>Seminář z výtvarné výchovy</text:p>
          </table:table-cell>
          <table:table-cell office:value-type="string" calcext:value-type="string">
            <text:p>A. Angelová</text:p>
          </table:table-cell>
          <table:table-cell office:value-type="string" calcext:value-type="string">
            <text:p>Smyslem semináře z estetické výtvarné výchovy je rozšiřování znalostí z oblasti dějin umění. Pomocí obrazových prezentací, ale i návštěv galerijních prostorů studenti získávají informace o autorech, směrech, stylech a jednotlivých obdobích z výtvarné kultury.&lt;br&gt;Druhou částí semináře je i praktická výtvarná činnost rozvíjející individuální kreativitu a je zaměřena na samostatné výtvarné uvažování. Využívají se grafické techniky (linoryt, suchá jehla, slepotisk), ale i klasické techniky (kresba, malba). Úkoly mohou být zaměřeny i na keramickou tvorbu či kombinované techniky.&lt;br&gt;Studenti oktáv s předpokladem vstupu na maturitní zkoušku v druhém pololetí vypracovávají výtvarný projekt podle samostatného výběru. Ten potom tvoří součást maturitní praktické zkoušky z předmětu EVV.&lt;br&gt;Součástí těchto hodin jsou také vítané návštěvy obrazáren a výtvarných prostorů dle aktuální nabídky.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4"/>
          <table:table-cell table:style-name="ce5" office:value-type="string" calcext:value-type="string">
            <text:p>3,4,5,6,7</text:p>
          </table:table-cell>
          <table:table-cell table:style-name="ce4" office:value-type="float" office:value="3" calcext:value-type="float">
            <text:p>3</text:p>
          </table:table-cell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string" calcext:value-type="string">
            <text:p>BI1a</text:p>
          </table:table-cell>
          <table:table-cell table:style-name="ce10" office:value-type="string" calcext:value-type="string">
            <text:p>5,6,29,32,36,42,44,46,49,</text:p>
          </table:table-cell>
          <table:table-cell office:value-type="string" calcext:value-type="string">
            <text:p>Biologický seminář pro septimy</text:p>
          </table:table-cell>
          <table:table-cell office:value-type="string" calcext:value-type="string">
            <text:p>Z. Lenochová</text:p>
          </table:table-cell>
          <table:table-cell office:value-type="string" calcext:value-type="string">
            <text:p>Seminář je určen pro zájemce o studium přírodovědných oborů a budoucím maturantům z biologie. Bude se věnovat rozšiřování a upevňování biologických znalostí a dovedností především z botaniky a zoologie, přičemž hlavní důraz bude kladen na syntézu těchto oborů optikou ekologie, evoluční biologie a dějin přírodních věd. Seminář je určen především pro septimány, v oktávě pak bude navazovat seminář z biologie člověka.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4" office:value-type="string" calcext:value-type="string">
            <text:p>požadavky zatím nezná</text:p>
          </table:table-cell>
          <table:table-cell table:style-name="ce5" office:value-type="string" calcext:value-type="string">
            <text:p>3,4,5,6</text:p>
          </table:table-cell>
          <table:table-cell table:style-name="ce21"/>
          <table:table-cell table:style-name="ce6" table:number-columns-repeated="2"/>
          <table:table-cell table:style-name="ce7"/>
          <table:table-cell table:style-name="ce6"/>
          <table:table-cell table:style-name="ce8"/>
        </table:table-row>
        <table:table-row table:style-name="ro1">
          <table:table-cell table:number-columns-repeated="2"/>
          <table:table-cell table:style-name="ce10"/>
          <table:table-cell table:number-columns-repeated="20"/>
        </table:table-row>
        <table:table-row table:style-name="ro1" table:number-rows-repeated="1048541">
          <table:table-cell table:number-columns-repeated="23"/>
        </table:table-row>
        <table:table-row table:style-name="ro1">
          <table:table-cell table:number-columns-repeated="23"/>
        </table:table-row>
      </table:table>
      <table:table table:name="List2" table:style-name="ta1">
        <table:table-column table:style-name="co14" table:number-columns-repeated="2" table:default-cell-style-name="Default"/>
        <table:table-row table:style-name="ro1">
          <table:table-cell office:value-type="string" calcext:value-type="string">
            <text:p>CJ1(7)</text:p>
          </table:table-cell>
          <table:table-cell office:value-type="string" calcext:value-type="string">
            <text:p>5,29,36,38,42,44,46,49,</text:p>
          </table:table-cell>
        </table:table-row>
        <table:table-row table:style-name="ro1">
          <table:table-cell office:value-type="string" calcext:value-type="string">
            <text:p>CJ2(8)</text:p>
          </table:table-cell>
          <table:table-cell office:value-type="string" calcext:value-type="string">
            <text:p>7,8,31,32,33,37,38,43,44,46,50,52,53,58,</text:p>
          </table:table-cell>
        </table:table-row>
        <table:table-row table:style-name="ro1">
          <table:table-cell office:value-type="string" calcext:value-type="string">
            <text:p>AJ1(5)</text:p>
          </table:table-cell>
          <table:table-cell/>
        </table:table-row>
        <table:table-row table:style-name="ro1">
          <table:table-cell office:value-type="string" calcext:value-type="string">
            <text:p>AJ3(7)</text:p>
          </table:table-cell>
          <table:table-cell office:value-type="string" calcext:value-type="string">
            <text:p>1,6,7,8,29,32,36,37,38,42,44,46,49,58,60,</text:p>
          </table:table-cell>
        </table:table-row>
        <table:table-row table:style-name="ro1">
          <table:table-cell office:value-type="string" calcext:value-type="string">
            <text:p>AJ4(7)</text:p>
          </table:table-cell>
          <table:table-cell office:value-type="string" calcext:value-type="string">
            <text:p>5,7,8,29,32,33,36,37,42,44,49,58,60,</text:p>
          </table:table-cell>
        </table:table-row>
        <table:table-row table:style-name="ro1">
          <table:table-cell office:value-type="string" calcext:value-type="string">
            <text:p>AJ5(8)</text:p>
          </table:table-cell>
          <table:table-cell office:value-type="string" calcext:value-type="string">
            <text:p>2,5,6,8,26,33,37,38,43,44,46,52,53,</text:p>
          </table:table-cell>
        </table:table-row>
        <table:table-row table:style-name="ro1">
          <table:table-cell office:value-type="string" calcext:value-type="string">
            <text:p>AJ6(8)</text:p>
          </table:table-cell>
          <table:table-cell office:value-type="string" calcext:value-type="string">
            <text:p>2,5,6,7,26,31,32,33,37,38,43,44,46,50,53,58,</text:p>
          </table:table-cell>
        </table:table-row>
        <table:table-row table:style-name="ro1">
          <table:table-cell office:value-type="string" calcext:value-type="string">
            <text:p>NJ1(5)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LJ2(8)</text:p>
          </table:table-cell>
          <table:table-cell office:value-type="string" calcext:value-type="string">
            <text:p>7,8,31,33,38,43,46,52,53,</text:p>
          </table:table-cell>
        </table:table-row>
        <table:table-row table:style-name="ro1">
          <table:table-cell office:value-type="string" calcext:value-type="string">
            <text:p>M1(5)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M2(6)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M3(7)</text:p>
          </table:table-cell>
          <table:table-cell office:value-type="string" calcext:value-type="string">
            <text:p>1,5,6,33,38,42,44,49,60,</text:p>
          </table:table-cell>
        </table:table-row>
        <table:table-row table:style-name="ro1">
          <table:table-cell office:value-type="string" calcext:value-type="string">
            <text:p>M5(8)</text:p>
          </table:table-cell>
          <table:table-cell office:value-type="string" calcext:value-type="string">
            <text:p>2,8,26,28,32,33,37,43,44,46,50,52,</text:p>
          </table:table-cell>
        </table:table-row>
        <table:table-row table:style-name="ro1">
          <table:table-cell office:value-type="string" calcext:value-type="string">
            <text:p>DG(7,8)</text:p>
          </table:table-cell>
          <table:table-cell office:value-type="string" calcext:value-type="string">
            <text:p>2,5,6,8,31,33,37,42,43,46,58,60,</text:p>
          </table:table-cell>
        </table:table-row>
        <table:table-row table:style-name="ro1">
          <table:table-cell office:value-type="string" calcext:value-type="string">
            <text:p>IT1(7,8)</text:p>
          </table:table-cell>
          <table:table-cell office:value-type="string" calcext:value-type="string">
            <text:p>2,6,7,8,26,27,29,31,32,37,42,43,46,49,50,58,</text:p>
          </table:table-cell>
        </table:table-row>
        <table:table-row table:style-name="ro1">
          <table:table-cell office:value-type="string" calcext:value-type="string">
            <text:p>D1(6)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D2(7)</text:p>
          </table:table-cell>
          <table:table-cell office:value-type="string" calcext:value-type="string">
            <text:p>1,5,6,35,42,44,46,49,60,</text:p>
          </table:table-cell>
        </table:table-row>
        <table:table-row table:style-name="ro1">
          <table:table-cell office:value-type="string" calcext:value-type="string">
            <text:p>D3(8)</text:p>
          </table:table-cell>
          <table:table-cell office:value-type="string" calcext:value-type="string">
            <text:p>2,5,6,7,8,31,32,33,38,43,44,46,52,53,58,</text:p>
          </table:table-cell>
        </table:table-row>
        <table:table-row table:style-name="ro1">
          <table:table-cell office:value-type="string" calcext:value-type="string">
            <text:p>D4(7,8)</text:p>
          </table:table-cell>
          <table:table-cell office:value-type="string" calcext:value-type="string">
            <text:p>1,2,5,7,8,12,26,29,37,42,43,46,49,53,58,</text:p>
          </table:table-cell>
        </table:table-row>
        <table:table-row table:style-name="ro1">
          <table:table-cell office:value-type="string" calcext:value-type="string">
            <text:p>ZS1(5)</text:p>
          </table:table-cell>
          <table:table-cell office:value-type="string" calcext:value-type="string">
            <text:p>41,42,43,</text:p>
          </table:table-cell>
        </table:table-row>
        <table:table-row table:style-name="ro1">
          <table:table-cell office:value-type="string" calcext:value-type="string">
            <text:p>ZS2(6)</text:p>
          </table:table-cell>
          <table:table-cell office:value-type="string" calcext:value-type="string">
            <text:p>40,42,43,</text:p>
          </table:table-cell>
        </table:table-row>
        <table:table-row table:style-name="ro1">
          <table:table-cell office:value-type="string" calcext:value-type="string">
            <text:p>ZS3(7)</text:p>
          </table:table-cell>
          <table:table-cell office:value-type="string" calcext:value-type="string">
            <text:p>1,5,6,29,32,33,36,38,40,41,43,44,46,58,60,</text:p>
          </table:table-cell>
        </table:table-row>
        <table:table-row table:style-name="ro1">
          <table:table-cell office:value-type="string" calcext:value-type="string">
            <text:p>ZS4(8)</text:p>
          </table:table-cell>
          <table:table-cell office:value-type="string" calcext:value-type="string">
            <text:p>2,7,8,26,31,32,33,37,38,40,41,42,44,46,58,</text:p>
          </table:table-cell>
        </table:table-row>
        <table:table-row table:style-name="ro1">
          <table:table-cell office:value-type="string" calcext:value-type="string">
            <text:p>ZS5(7,8)</text:p>
          </table:table-cell>
          <table:table-cell office:value-type="string" calcext:value-type="string">
            <text:p>1,2,5,6,7,8,29,31,36,37,42,43,46,49,58,60,</text:p>
          </table:table-cell>
        </table:table-row>
        <table:table-row table:style-name="ro1">
          <table:table-cell office:value-type="string" calcext:value-type="string">
            <text:p>ZF(7,8)</text:p>
          </table:table-cell>
          <table:table-cell office:value-type="string" calcext:value-type="string">
            <text:p>1,2,5,7,8,26,31,32,33,36,37,38,42,43,44,58,60,</text:p>
          </table:table-cell>
        </table:table-row>
        <table:table-row table:style-name="ro1">
          <table:table-cell office:value-type="string" calcext:value-type="string">
            <text:p>PR1(5,6)</text:p>
          </table:table-cell>
          <table:table-cell/>
        </table:table-row>
        <table:table-row table:style-name="ro1">
          <table:table-cell office:value-type="string" calcext:value-type="string">
            <text:p>FY1(7)</text:p>
          </table:table-cell>
          <table:table-cell office:value-type="string" calcext:value-type="string">
            <text:p>1,5,6,29,33,36,38,44,50,60,</text:p>
          </table:table-cell>
        </table:table-row>
        <table:table-row table:style-name="ro1">
          <table:table-cell office:value-type="string" calcext:value-type="string">
            <text:p>FY2(8)</text:p>
          </table:table-cell>
          <table:table-cell office:value-type="string" calcext:value-type="string">
            <text:p>2,8,31,33,49,52,53,</text:p>
          </table:table-cell>
        </table:table-row>
        <table:table-row table:style-name="ro1">
          <table:table-cell office:value-type="string" calcext:value-type="string">
            <text:p>CH2(8)</text:p>
          </table:table-cell>
          <table:table-cell office:value-type="string" calcext:value-type="string">
            <text:p>2,7,26,31,37,50,53,</text:p>
          </table:table-cell>
        </table:table-row>
        <table:table-row table:style-name="ro1">
          <table:table-cell office:value-type="string" calcext:value-type="string">
            <text:p>BI1b(8)</text:p>
          </table:table-cell>
          <table:table-cell office:value-type="string" calcext:value-type="string">
            <text:p>2,7,8,26,37,38,50,52,58,</text:p>
          </table:table-cell>
        </table:table-row>
        <table:table-row table:style-name="ro1">
          <table:table-cell office:value-type="string" calcext:value-type="string">
            <text:p>VV(7,8)</text:p>
          </table:table-cell>
          <table:table-cell office:value-type="string" calcext:value-type="string">
            <text:p>2,5,6,8,32,33,37,38,42,43,44,46,53,</text:p>
          </table:table-cell>
        </table:table-row>
        <table:table-row table:style-name="ro1">
          <table:table-cell office:value-type="string" calcext:value-type="string">
            <text:p>BI1a(7)</text:p>
          </table:table-cell>
          <table:table-cell office:value-type="string" calcext:value-type="string">
            <text:p>5,6,29,32,36,42,44,46,49,</text:p>
          </table:table-cell>
        </table:table-row>
      </table:table>
      <table:named-expressions/>
      <table:database-ranges>
        <table:database-range table:name="__Anonymous_Sheet_DB__0" table:target-range-address="seminare.A1:seminare.O33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33">
      <number:day/>
      <number:text>.</number:text>
      <number:month/>
      <number:text>.</number:text>
      <number:year number:style="long"/>
    </number:date-style>
    <number:number-style style:name="N132P0" style:volatile="true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32P2" style:volatile="true">
      <number:text> </number:text>
      <number:fill-character> </number:fill-character>
      <number:text>-     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28P0" style:volatile="true">
      <number:number number:decimal-places="2" number:min-decimal-places="2" number:min-integer-digits="1" number:grouping="true"/>
      <number:text>     </number:text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8P0"/>
    </number:number-style>
    <number:number-style style:name="N127P0" style:volatile="true">
      <number:number number:decimal-places="2" number:min-decimal-places="2" number:min-integer-digits="1" number:grouping="true"/>
      <number:text>     </number:text>
    </number:number-style>
    <number:number-style style:name="N127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27P0"/>
    </number:number-style>
    <number:number-style style:name="N125P0" style:volatile="true">
      <number:number number:decimal-places="0" number:min-decimal-places="0" number:min-integer-digits="1" number:grouping="true"/>
      <number:text>  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5P0"/>
    </number:number-style>
    <number:number-style style:name="N124P0" style:volatile="true">
      <number:number number:decimal-places="0" number:min-decimal-places="0" number:min-integer-digits="1" number:grouping="true"/>
      <number:text>     </number:text>
    </number:number-style>
    <number:number-style style:name="N124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24P0"/>
    </number:number-style>
    <number:number-style style:name="N122P0" style:volatile="true">
      <number:number number:decimal-places="2" number:min-decimal-places="2" number:min-integer-digits="1" number:grouping="true"/>
      <number:text> Kč</number:text>
    </number:number-style>
    <number:number-style style:name="N122">
      <style:text-properties fo:color="#ff0000"/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22P0"/>
    </number:number-style>
    <number:number-style style:name="N121P0" style:volatile="true">
      <number:number number:decimal-places="2" number:min-decimal-places="2" number:min-integer-digits="1" number:grouping="true"/>
      <number:text> Kč</number:text>
    </number:number-style>
    <number:number-style style:name="N121">
      <number:text>-</number:text>
      <number:number number:decimal-places="2" number:min-decimal-places="2" number:min-integer-digits="1" number:grouping="true"/>
      <number:text> Kč</number:text>
      <style:map style:condition="value()&gt;=0" style:apply-style-name="N121P0"/>
    </number:number-style>
    <number:number-style style:name="N119P0" style:volatile="true">
      <number:number number:decimal-places="0" number:min-decimal-places="0" number:min-integer-digits="1" number:grouping="true"/>
      <number:text> Kč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9P0"/>
    </number:number-style>
    <number:number-style style:name="N147P0" style:volatile="true">
      <number:text> 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47P1" style:volatile="true">
      <number:text>-</number:text>
      <number:fill-character> </number:fill-character>
      <number:number number:decimal-places="2" number:min-decimal-places="2" number:min-integer-digits="1" number:grouping="true"/>
      <number:text> Kč </number:text>
    </number:number-style>
    <number:number-style style:name="N14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Kč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18P0" style:volatile="true">
      <number:number number:decimal-places="0" number:min-decimal-places="0" number:min-integer-digits="1" number:grouping="true"/>
      <number:text> Kč</number:text>
    </number:number-style>
    <number:number-style style:name="N118">
      <number:text>-</number:text>
      <number:number number:decimal-places="0" number:min-decimal-places="0" number:min-integer-digits="1" number:grouping="true"/>
      <number:text> Kč</number:text>
      <style:map style:condition="value()&gt;=0" style:apply-style-name="N118P0"/>
    </number:number-style>
    <number:number-style style:name="N116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15">
      <number:minutes number:style="long"/>
      <number:text>:</number:text>
      <number:seconds number:style="long" number:decimal-places="1"/>
    </number:time-style>
    <number:date-style style:name="N143">
      <number:day/>
      <number:text>.</number:text>
      <number:month/>
      <number:text>.</number:text>
      <number:year number:style="long"/>
      <number:text> </number:text>
      <number:hours/>
      <number:text>:</number:text>
      <number:minutes number:style="long"/>
    </number:dat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42P0" style:volatile="true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1" style:volatile="true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4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13">
      <number:minutes number:style="long"/>
      <number:text>:</number:text>
      <number:seconds number:style="long"/>
    </number:time-style>
    <number:time-style style:name="N112">
      <number:hours/>
      <number:text>:</number:text>
      <number:minutes number:style="long"/>
      <number:text>:</number:text>
      <number:seconds number:style="long"/>
    </number:time-style>
    <number:time-style style:name="N111">
      <number:hours/>
      <number:text>:</number:text>
      <number:minutes number:style="long"/>
    </number:time-style>
    <number:time-style style:name="N11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8">
      <number:hours/>
      <number:text>:</number:text>
      <number:minutes number:style="long"/>
      <number:text> </number:text>
      <number:am-pm/>
    </number:time-style>
    <number:date-style style:name="N109">
      <number:month number:textual="true"/>
      <number:text>.</number:text>
      <number:year/>
    </number:date-style>
    <number:number-style style:name="N137P0" style:volatile="true">
      <number:text> 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7P1" style:volatile="true">
      <number:text>-</number:text>
      <number:fill-character> </number:fill-character>
      <number:number number:decimal-places="0" number:min-decimal-places="0" number:min-integer-digits="1" number:grouping="true"/>
      <number:text> Kč </number:text>
    </number:number-style>
    <number:number-style style:name="N137P2" style:volatile="true">
      <number:text> </number:text>
      <number:fill-character> </number:fill-character>
      <number:text>- Kč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date-style style:name="N108">
      <number:day/>
      <number:text>.</number:text>
      <number:month number:textual="true"/>
    </number:date-style>
    <number:date-style style:name="N107">
      <number:day/>
      <number:text>.</number:text>
      <number:month number:textual="true"/>
      <number:text>.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2-20T16:23:46.194207377</dc:date>
    <meta:editing-duration>PT2H56M37S</meta:editing-duration>
    <meta:editing-cycles>9</meta:editing-cycles>
    <meta:generator>LibreOffice/7.3.7.2$Linux_X86_64 LibreOffice_project/30$Build-2</meta:generator>
    <meta:document-statistic meta:table-count="2" meta:cell-count="611" meta:object-count="0"/>
  </office:meta>
</office:document-meta>
</file>